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pr1" style:family="presentation" style:parent-style-name="Default-title">
      <style:graphic-properties draw:auto-grow-height="true" fo:min-height="3.505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fo:min-height="3.505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notes">
      <style:graphic-properties draw:fill-color="#ffffff" fo:min-height="14.113cm"/>
      <style:paragraph-properties style:writing-mode="lr-tb"/>
    </style:style>
    <style:style style:name="pr7" style:family="presentation" style:parent-style-name="Default-notes">
      <style:graphic-properties draw:fill-color="#ffffff" fo:min-height="13.364cm"/>
      <style:paragraph-properties style:writing-mode="lr-tb"/>
    </style:style>
    <style:style style:name="pr8" style:family="presentation" style:parent-style-name="Default-notes">
      <style:graphic-properties draw:fill-color="#ffffff" fo:min-height="13.876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style:writing-mode="lr-tb"/>
      <style:text-properties fo:font-size="42.7000007629395pt"/>
    </style:style>
    <style:style style:name="P4" style:family="paragraph">
      <loext:graphic-properties draw:fill-color="#ffffff"/>
      <style:paragraph-properties style:writing-mode="lr-tb"/>
    </style:style>
    <style:style style:name="P5" style:family="paragraph">
      <style:paragraph-properties style:writing-mode="lr-tb"/>
      <style:text-properties fo:font-size="32pt" style:font-size-asian="32pt" style:font-size-complex="32pt"/>
    </style:style>
    <style:style style:name="P6" style:family="paragraph">
      <style:paragraph-properties fo:text-align="justify"/>
    </style:style>
    <style:style style:name="P7" style:family="paragraph">
      <loext:graphic-properties draw:fill-color="#ffffff"/>
      <style:paragraph-properties fo:text-align="justify" style:writing-mode="lr-tb"/>
      <style:text-properties fo:font-size="15pt" style:font-size-asian="15pt" style:font-size-complex="15pt"/>
    </style:style>
    <style:style style:name="P8" style:family="paragraph">
      <loext:graphic-properties draw:fill-color="#ffffff"/>
      <style:paragraph-properties fo:text-align="justify" style:writing-mode="lr-tb"/>
      <style:text-properties fo:font-size="14pt" style:font-size-asian="14pt" style:font-size-complex="14pt"/>
    </style:style>
    <style:style style:name="P9" style:family="paragraph">
      <loext:graphic-properties draw:fill-color="#ffffff"/>
      <style:paragraph-properties style:writing-mode="lr-tb"/>
      <style:text-properties fo:font-size="15pt" style:font-size-asian="15pt" style:font-size-complex="15pt"/>
    </style:style>
    <style:style style:name="P10" style:family="paragraph">
      <style:text-properties fo:font-size="32pt" style:font-size-asian="32pt" style:font-size-complex="32pt"/>
    </style:style>
    <style:style style:name="P11" style:family="paragraph">
      <style:text-properties fo:font-size="15pt" style:font-size-asian="15pt" style:font-size-complex="15pt"/>
    </style:style>
    <style:style style:name="P12" style:family="paragraph">
      <loext:graphic-properties draw:fill-color="#ffffff"/>
      <style:text-properties fo:font-size="15pt" style:font-size-asian="15pt" style:font-size-complex="15pt"/>
    </style:style>
    <style:style style:name="T1" style:family="text">
      <style:text-properties fo:font-size="32pt" style:font-size-asian="32pt" style:font-size-complex="32pt"/>
    </style:style>
    <style:style style:name="T2" style:family="text">
      <style:text-properties fo:font-size="32pt" fo:font-style="italic" style:font-size-asian="32pt" style:font-style-asian="italic" style:font-size-complex="32pt" style:font-style-complex="italic"/>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style="italic" style:font-size-asian="15pt" style:font-style-asian="italic" style:font-size-complex="15pt" style:font-style-complex="italic"/>
    </style:style>
    <style:style style:name="T6" style:family="text">
      <style:text-properties fo:font-size="15pt" fo:font-weight="normal" style:font-size-asian="15pt" style:font-weight-asian="normal" style:font-size-complex="15pt" style:font-weight-complex="normal"/>
    </style:style>
    <style:style style:name="T7" style:family="text">
      <style:text-properties fo:font-size="15pt" fo:font-style="italic" fo:font-weight="bold" style:font-size-asian="15pt" style:font-style-asian="italic" style:font-weight-asian="bold" style:font-size-complex="15pt" style:font-style-complex="italic" style:font-weight-complex="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5cm" svg:x="1.4cm" svg:y="0.837cm" presentation:class="title">
          <draw:text-box>
            <text:p>Pengantar Komputer</text:p>
          </draw:text-box>
        </draw:frame>
        <draw:frame presentation:style-name="pr2" draw:text-style-name="P3" draw:layer="layout" svg:width="25.199cm" svg:height="12.179cm" svg:x="1.4cm" svg:y="4.913cm" presentation:class="subtitle" presentation:user-transformed="true">
          <draw:text-box>
            <text:p>Ade Malsasa Akbar</text:p>
            <text:p><text:a xlink:href="mailto:teknoloid@gmail.com" xlink:type="simple">teknoloid@gmail.com</text:a></text:p>
            <text:p text:style-name="P2">23 Januari 2021</text:p>
            <text:p><text:a xlink:href="https://creativecommons.org/licenses/by-sa/3.0/" xlink:type="simple">CC BY-SA 3.0</text:a></text:p>
            <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draw:text-box>
              <text:p text:style-name="P1">Berkomputer itu sosial. Hendaknya kita tidak menyangka kita hidup sendiri sebab kita butuh dan hidup bersama orang lain. </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5.199cm" svg:height="3.505cm" svg:x="1.4cm" svg:y="0.837cm" presentation:class="title">
          <draw:text-box>
            <text:p>Pengertian</text:p>
          </draw:text-box>
        </draw:frame>
        <draw:frame presentation:style-name="pr5" draw:text-style-name="P5" draw:layer="layout" svg:width="25.199cm" svg:height="12.179cm" svg:x="1.4cm" svg:y="4.913cm" presentation:class="outline" presentation:user-transformed="true">
          <draw:text-box>
            <text:list text:style-name="L3">
              <text:list-item>
                <text:p><text:span text:style-name="T1">Apa itu komputer?</text:span></text:p>
              </text:list-item>
              <text:list-item>
                <text:p><text:span text:style-name="T1">Apa itu </text:span><text:span text:style-name="T2">software</text:span><text:span text:style-name="T1"> dan data?</text:span></text:p>
              </text:list-item>
              <text:list-item>
                <text:p><text:span text:style-name="T1">Apa itu </text:span><text:span text:style-name="T2">hardware</text:span><text:span text:style-name="T1"> dan jaringan?</text:span></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7" draw:layer="layout" svg:width="16.799cm" svg:height="14.113cm" svg:x="2.1cm" svg:y="14.107cm" presentation:class="notes" presentation:user-transformed="true">
            <draw:text-box>
              <text:p text:style-name="P6"><text:span text:style-name="T3">Pengertian </text:span><text:span text:style-name="T4">komputer</text:span><text:span text:style-name="T3"> adalah mesin pemroses informasi elektronik yang membutuhkan sistem operasi. Informasi yang diproses oleh komputer ada dua, yaitu, software dan data. Bentuk informasi itu menurut komputer adalah angka-angka biner nol dan satu.</text:span></text:p>
              <text:p text:style-name="P6"><text:span text:style-name="T3"/></text:p>
              <text:p text:style-name="P6"><text:span text:style-name="T3">Pengertian </text:span><text:span text:style-name="T4">software</text:span><text:span text:style-name="T3"> adalah informasi yang bersifat aktif (mengerjakan) sedangkan </text:span><text:span text:style-name="T4">data</text:span><text:span text:style-name="T3"> adalah informasi yang bersifat pasif (dikerjakan). Contoh software </text:span><text:span text:style-name="T5">pemutar audio</text:span><text:span text:style-name="T3"> sedangkan data misalnya suara tersimpan sebagai </text:span><text:span text:style-name="T5">mp3</text:span><text:span text:style-name="T3">.</text:span></text:p>
              <text:p text:style-name="P6"><text:span text:style-name="T3"/></text:p>
              <text:p text:style-name="P6"><text:span text:style-name="T3">Pengertian </text:span><text:span text:style-name="T4">hardware</text:span><text:span text:style-name="T3"> adalah bagian fisik yang menyusun komputer atau menambah fungsinya yang umumnya terbuat dari silikon. Contoh hardware terbagi menjadi input – proses – output yaitu keyboard – CPU – monitor secara urut.</text:span></text:p>
              <text:p text:style-name="P6"><text:span text:style-name="T3"/></text:p>
              <text:p text:style-name="P6"><text:span text:style-name="T3">Pengertian </text:span><text:span text:style-name="T4">jaringan</text:span><text:span text:style-name="T3"> adalah bentuk sosial komputer yaitu komputer satu dengan komputer lain saling terhubung dan bisa kirim terima informasi. Yang dibagikan di dalam jaringan tidak lain adalah software dan data.</text:span></text:p>
              <text:p text:style-name="P6"><text:span text:style-name="T3"/></text:p>
              <text:p text:style-name="P6"><text:span text:style-name="T3">Software diindonesiakan </text:span><text:span text:style-name="T4">perangkat lunak</text:span><text:span text:style-name="T3">, disebut juga </text:span><text:span text:style-name="T6">program</text:span><text:span text:style-name="T3">, atau </text:span><text:span text:style-name="T6">aplikasi</text:span><text:span text:style-name="T3">, atau </text:span><text:span text:style-name="T6">kode sumber</text:span><text:span text:style-name="T3">.</text:span></text:p>
              <text:p text:style-name="P6"><text:span text:style-name="T3"/></text:p>
              <text:p text:style-name="P6"><text:span text:style-name="T3">Hardware diindonesiakan </text:span><text:span text:style-name="T4">perangkat keras</text:span><text:span text:style-name="T3">.</text:span></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 draw:layer="layout" svg:width="25.199cm" svg:height="3.505cm" svg:x="1.4cm" svg:y="0.837cm" presentation:class="title">
          <draw:text-box>
            <text:p>Waspada</text:p>
          </draw:text-box>
        </draw:frame>
        <draw:frame presentation:style-name="pr5" draw:text-style-name="P5" draw:layer="layout" svg:width="25.199cm" svg:height="12.179cm" svg:x="1.4cm" svg:y="4.913cm" presentation:class="outline" presentation:user-transformed="true">
          <draw:text-box>
            <text:list text:style-name="L3">
              <text:list-item>
                <text:p><text:span text:style-name="T1">Perangkat lunak tidak bebas</text:span></text:p>
              </text:list-item>
              <text:list-item>
                <text:p><text:span text:style-name="T1">Komputer pengkhianat</text:span></text:p>
              </text:list-item>
              <text:list-item>
                <text:p><text:span text:style-name="T1">Jangan terima keduanya sejak dini bila mampu</text:span></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6" draw:text-style-name="P7" draw:layer="layout" svg:width="16.799cm" svg:height="14.113cm" svg:x="2.1cm" svg:y="14.107cm" presentation:class="notes" presentation:user-transformed="true">
            <draw:text-box>
              <text:p text:style-name="P6"><text:span text:style-name="T3">Pengertian </text:span><text:span text:style-name="T4">perangkat lunak </text:span><text:span text:style-name="T7">tidak</text:span><text:span text:style-name="T4"> bebas</text:span><text:span text:style-name="T3"> atau dalam bahasa Inggris </text:span><text:span text:style-name="T7">nonfree software</text:span><text:span text:style-name="T3"> atau disebut juga </text:span><text:span text:style-name="T7">proprietary software</text:span><text:span text:style-name="T3"> adalah program komputer (gratis maupun berbayar) yang merupakan mayoritas yang dikendalikan oleh pengembangnya bukan oleh penggunanya di dalam perkomputeran pengguna. Cirinya program membatasi pemakaian, melarang penjualan atau penggandaan. Contohnya </text:span><text:span text:style-name="T5">Windows</text:span><text:span text:style-name="T3">, </text:span><text:span text:style-name="T5">MacOS</text:span><text:span text:style-name="T3">, </text:span><text:span text:style-name="T5">Microsoft Office</text:span><text:span text:style-name="T3">, </text:span><text:span text:style-name="T5">Chrome</text:span><text:span text:style-name="T3">, dan </text:span><text:span text:style-name="T5">WhatsApp</text:span><text:span text:style-name="T3">.</text:span></text:p>
              <text:p text:style-name="P6"><text:span text:style-name="T3"/></text:p>
              <text:p text:style-name="P6"><text:span text:style-name="T3">Pengertian </text:span><text:span text:style-name="T4">komputer pengkhianat</text:span><text:span text:style-name="T3"> (</text:span><text:span text:style-name="T5">tracherous computer</text:span><text:span text:style-name="T3">) adalah mesin komputer atau perangkat kerasnya yang patuh kepada pengembangnya padahal seharusnya patuh kepada pengguna sehingga pengguna rugi. Perangkat keras seperti ini tidak menunaikan hak pengguna yang seharusnya ditunaikan. Cirinya perangkat macam ini tidak berfungsi pada OS yang tidak disukai oleh pengembangnya walaupun sudah dibeli oleh pembelinya. Contohnya kebanyakan perangkat wifi dan kartu grafis dari Broadcom dan NVIDIA. </text:span></text:p>
              <text:p text:style-name="P6"><text:span text:style-name="T3"/></text:p>
              <text:p text:style-name="P6"><text:span text:style-name="T3">Waspadai hal-hal itu sedini mungkin.</text:span></text:p>
              <text:p text:style-name="P6"><text:span text:style-name="T3"/></text:p>
              <text:p text:style-name="P6"><text:span text:style-name="T3">Solusinya untuk </text:span><text:span text:style-name="T5">software</text:span><text:span text:style-name="T3">, gunakan perangkat lunak bebas dan untuk </text:span><text:span text:style-name="T5">hardware</text:span><text:span text:style-name="T3">, belilah komputer atau perangkat keras yang bebas merdeka.</text:span></text:p>
            </draw:text-box>
          </draw:frame>
        </presentation:notes>
      </draw:page>
      <draw:page draw:name="page4" draw:style-name="dp3" draw:master-page-name="Default" presentation:presentation-page-layout-name="AL2T1">
        <office:forms form:automatic-focus="false" form:apply-design-mode="false"/>
        <draw:frame presentation:style-name="pr4" draw:text-style-name="P1" draw:layer="layout" svg:width="25.199cm" svg:height="3.505cm" svg:x="1.4cm" svg:y="0.837cm" presentation:class="title">
          <draw:text-box>
            <text:p>Perangkat Lunak Bebas</text:p>
          </draw:text-box>
        </draw:frame>
        <draw:frame presentation:style-name="pr5" draw:text-style-name="P5" draw:layer="layout" svg:width="25.199cm" svg:height="12.179cm" svg:x="1.4cm" svg:y="4.913cm" presentation:class="outline" presentation:user-transformed="true">
          <draw:text-box>
            <text:list text:style-name="L3">
              <text:list-item>
                <text:p><text:span text:style-name="T1">Program komputer yang menunaikan hak pengguna yaitu hak kuasa penuh yang semestinya. Lihat </text:span><text:span text:style-name="T1"><text:a xlink:href="http://www.gnu.org/" xlink:type="simple">www.gnu.org</text:a></text:span><text:span text:style-name="T1">. </text:span></text:p>
              </text:list-item>
              <text:list-item>
                <text:p><text:span text:style-name="T1">Contoh aplikasi: LibreOffice, VLC, dan Telegram. Contoh sistem operasi: GNU/Linux.</text:span></text:p>
              </text:list-item>
              <text:list-item>
                <text:p><text:span text:style-name="T1">Cirinya memiliki </text:span><text:span text:style-name="T1"><text:a xlink:href="https://www.gnu.org/licenses/license-list.html" xlink:type="simple">lisensi</text:a></text:span><text:span text:style-name="T1"><text:s/>bernama GNU GPL, BSD, MIT, atau semisalnya.</text:span></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7" draw:text-style-name="P7" draw:layer="layout" svg:width="16.799cm" svg:height="13.364cm" svg:x="2.1cm" svg:y="14.107cm" presentation:class="notes" presentation:user-transformed="true">
            <draw:text-box>
              <text:p text:style-name="P6"><text:span text:style-name="T3">Pengertian </text:span><text:span text:style-name="T4">perangkat lunak bebas</text:span><text:span text:style-name="T3"> atau dalam bahasa Inggris </text:span><text:span text:style-name="T7">free software</text:span><text:span text:style-name="T3"> atau </text:span><text:span text:style-name="T7">libre software</text:span><text:span text:style-name="T3"> adalah program komputer (gratis maupun berbayar) yang penggunanya bebas (merdeka) untuk jalankan, pelajari, ubah, perbaiki, salin, bagikan, dan perjualbelikan baik dengan atau tanpa biaya. Lihat </text:span><text:span text:style-name="T3"><text:a xlink:href="https://www.gnu.org/philosophy/free-sw.en.html" xlink:type="simple">https://www.gnu.org/philosophy/free-sw.en.html</text:a></text:span><text:span text:style-name="T3">.</text:span></text:p>
              <text:p text:style-name="P6"><text:span text:style-name="T3"/></text:p>
              <text:p text:style-name="P6"><text:span text:style-name="T3">Dapatkan </text:span><text:span text:style-name="T4">LibreOffice</text:span><text:span text:style-name="T3"> di </text:span><text:span text:style-name="T3"><text:a xlink:href="https://libreoffice.org/" xlink:type="simple">https://libreoffice.org</text:a></text:span><text:span text:style-name="T3">. </text:span></text:p>
              <text:p text:style-name="P6"><text:span text:style-name="T3"/></text:p>
              <text:p text:style-name="P6"><text:span text:style-name="T3">Dapatkan </text:span><text:span text:style-name="T4">VLC</text:span><text:span text:style-name="T3"> di </text:span><text:span text:style-name="T3"><text:a xlink:href="https://videolan.org/" xlink:type="simple">https://videolan.org</text:a></text:span><text:span text:style-name="T3">. </text:span></text:p>
              <text:p text:style-name="P6"><text:span text:style-name="T3"/></text:p>
              <text:p text:style-name="P6"><text:span text:style-name="T3">Dapatkan </text:span><text:span text:style-name="T4">Telegram</text:span><text:span text:style-name="T3"> di </text:span><text:span text:style-name="T3"><text:a xlink:href="https://telegram.org/" xlink:type="simple">https://telegram.org</text:a></text:span><text:span text:style-name="T3">. </text:span></text:p>
              <text:p text:style-name="P6"><text:span text:style-name="T3"/></text:p>
              <text:p text:style-name="P6"><text:span text:style-name="T3">Dapatkan </text:span><text:span text:style-name="T4">GNU/Linux</text:span><text:span text:style-name="T3"> di </text:span><text:span text:style-name="T3"><text:a xlink:href="https://kubuntu.org/" xlink:type="simple">https://kubuntu.org</text:a></text:span><text:span text:style-name="T3"><text:s/>atau </text:span><text:span text:style-name="T3"><text:a xlink:href="https://trisquel.info/" xlink:type="simple">https://trisquel.info</text:a></text:span><text:span text:style-name="T3">. </text:span></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 draw:layer="layout" svg:width="25.199cm" svg:height="3.505cm" svg:x="1.4cm" svg:y="0.837cm" presentation:class="title">
          <draw:text-box>
            <text:p>Penggunaan Komputer</text:p>
          </draw:text-box>
        </draw:frame>
        <draw:frame presentation:style-name="pr5" draw:text-style-name="P5" draw:layer="layout" svg:width="25.199cm" svg:height="12.179cm" svg:x="1.4cm" svg:y="4.913cm" presentation:class="outline" presentation:user-transformed="true">
          <draw:text-box>
            <text:list text:style-name="L3">
              <text:list-item>
                <text:p><text:span text:style-name="T1">Gunakan aplikasi untuk mengerjakan keperluan Anda.</text:span></text:p>
              </text:list-item>
              <text:list-item>
                <text:p><text:span text:style-name="T1">Gunakan sistem operasi bebas bila mampu.</text:span></text:p>
              </text:list-item>
              <text:list-item>
                <text:p><text:span text:style-name="T1">Ganti hardware dengan yang merdeka bila mampu.</text:span></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8" draw:text-style-name="P8" draw:layer="layout" svg:width="16.799cm" svg:height="13.876cm" svg:x="2.1cm" svg:y="14.107cm" presentation:class="notes" presentation:user-transformed="true">
            <draw:text-box>
              <text:p text:style-name="P6"><text:span text:style-name="T8">Berguru perlu. Cari orang yang amanah yang punya ilmu dan pengalaman komputer untuk mengambil ilmunya.</text:span></text:p>
              <text:p text:style-name="P6"><text:span text:style-name="T8"/></text:p>
              <text:p text:style-name="P6"><text:span text:style-name="T8">Pengertian </text:span><text:span text:style-name="T9">sistem operasi</text:span><text:span text:style-name="T8"> adalah sekumpulan software yang terintegrasi yang tanpanya komputer tidak beroperasi. Windows, MacOS, GNU/Linux, Android, iOS adalah sistem operasi.</text:span></text:p>
              <text:p text:style-name="P6"><text:span text:style-name="T8"/></text:p>
              <text:p text:style-name="P6"><text:span text:style-name="T8">Apabila Anda masih menggunakan Windows atau MacOS, ada dua hal yang harus diperhatikan:</text:span></text:p>
              <text:p text:style-name="P6"><text:span text:style-name="T8">(1) Pertama, Windows adalah </text:span><text:span text:style-name="T10">malware</text:span><text:span text:style-name="T8"> (software yang dibuat untuk mencelakakan pengguna) </text:span><text:span text:style-name="T9"><text:a xlink:href="https://www.gnu.org/proprietary/malware-microsoft.en.html" xlink:type="simple">dengan buktinya</text:a></text:span><text:span text:style-name="T8"><text:s/>sedangkan MacOS sama saja </text:span><text:span text:style-name="T10">malware</text:span><text:span text:style-name="T8"> (software mata-mata dan merugikan pengguna) </text:span><text:span text:style-name="T9"><text:a xlink:href="https://www.gnu.org/proprietary/malware-apple.html" xlink:type="simple">dengan buktinya</text:a></text:span><text:span text:style-name="T8">. Malware adalah sama dengan </text:span><text:span text:style-name="T10">virus</text:span><text:span text:style-name="T8"> maupun </text:span><text:span text:style-name="T10">ransomware</text:span><text:span text:style-name="T8">.</text:span></text:p>
              <text:p text:style-name="P6"><text:span text:style-name="T8">(2) Kedua, bila belum mampu untuk meninggalkan Windows atau MacOS dan kemudian beralih ke GNU/Linux, maka gunakan </text:span><text:span text:style-name="T9">Aplikasi Penting</text:span><text:span text:style-name="T8"> (halaman selanjutnya) di situ dan biasakan diri Anda sedini mungkin dengan Free Software.</text:span></text:p>
              <text:p text:style-name="P6"><text:span text:style-name="T8"/></text:p>
              <text:p text:style-name="P6"><text:span text:style-name="T8">Apabila </text:span><text:span text:style-name="T9">perangkat keras</text:span><text:span text:style-name="T8"> Anda tidak berfungsi dengan Trisquel, (biasanya wifi, bluetooth atau GPU) maka itu perangkat keras pengkhianat (dibeli oleh pengguna, dimiliki oleh pengembang, hak pengguna belum ditunaikan) perlu untuk diganti dengan perangkat keras merdeka. Lihat </text:span><text:span text:style-name="T9"><text:a xlink:href="https://ryf.fsf.org/" xlink:type="simple">https://ryf.fsf.org</text:a></text:span><text:span text:style-name="T8"><text:s/>dan </text:span><text:span text:style-name="T9"><text:a xlink:href="https://h-node.org/" xlink:type="simple">https://h-node.org</text:a></text:span><text:span text:style-name="T8"><text:s/>solusinya.</text:span></text:p>
              <text:p text:style-name="P6"><text:span text:style-name="T8"/></text:p>
            </draw:text-box>
          </draw:frame>
        </presentation:notes>
      </draw:page>
      <draw:page draw:name="page6" draw:style-name="dp3" draw:master-page-name="Default" presentation:presentation-page-layout-name="AL2T1">
        <office:forms form:automatic-focus="false" form:apply-design-mode="false"/>
        <draw:frame presentation:style-name="pr4" draw:text-style-name="P1" draw:layer="layout" svg:width="25.199cm" svg:height="3.505cm" svg:x="1.4cm" svg:y="0.837cm" presentation:class="title">
          <draw:text-box>
            <text:p>Aplikasi Komputer</text:p>
          </draw:text-box>
        </draw:frame>
        <draw:frame presentation:style-name="pr5" draw:text-style-name="P5" draw:layer="layout" svg:width="25.199cm" svg:height="12.179cm" svg:x="1.4cm" svg:y="4.913cm" presentation:class="outline" presentation:user-transformed="true">
          <draw:text-box>
            <text:list text:style-name="L3">
              <text:list-item>
                <text:p><text:span text:style-name="T11">LibreOffice</text:span><text:span text:style-name="T1"> untuk mengetik dokumen.</text:span></text:p>
              </text:list-item>
              <text:list-item>
                <text:p><text:span text:style-name="T11">Firefox </text:span><text:span text:style-name="T1">untuk internet.</text:span></text:p>
              </text:list-item>
              <text:list-item>
                <text:p><text:span text:style-name="T11">VLC</text:span><text:span text:style-name="T1"> untuk putar audio video.</text:span></text:p>
              </text:list-item>
              <text:list-item>
                <text:p><text:span text:style-name="T11">Sumatra</text:span><text:span text:style-name="T1"> | </text:span><text:span text:style-name="T11">Okular</text:span><text:span text:style-name="T1"> | </text:span><text:span text:style-name="T11">Evince</text:span><text:span text:style-name="T1"> untuk baca PDF.</text:span></text:p>
              </text:list-item>
              <text:list-item>
                <text:p><text:span text:style-name="T11">Peazip</text:span><text:span text:style-name="T1"> untuk arsip terkompresi.</text:span></text:p>
              </text:list-item>
              <text:list-item>
                <text:p><text:span text:style-name="T11">GIMP</text:span><text:span text:style-name="T1"> | </text:span><text:span text:style-name="T11">Inkscape</text:span><text:span text:style-name="T1"> | </text:span><text:span text:style-name="T11">Scribus</text:span><text:span text:style-name="T1"> untuk desain grafis.</text:span></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7" draw:text-style-name="P9" draw:layer="layout" svg:width="16.799cm" svg:height="13.364cm" svg:x="2.1cm" svg:y="14.107cm" presentation:class="notes" presentation:user-transformed="true">
            <draw:text-box>
              <text:p><text:span text:style-name="T3">Aplikasi yang disebut di sini tersedia untuk GNU/Linux maupun Windows dan MacOS.</text:span></text:p>
              <text:p><text:span text:style-name="T3"/></text:p>
              <text:p><text:span text:style-name="T3">Bila Anda memakai Kubuntu dan Trisquel maka sudah memperoleh semua aplikasi penting di atas.</text:span></text:p>
              <text:p><text:span text:style-name="T3"/></text:p>
              <text:p><text:span text:style-name="T3">Ambil </text:span><text:span text:style-name="T4">LibreOffice</text:span><text:span text:style-name="T3"> di </text:span><text:span text:style-name="T3"><text:a xlink:href="https://libreoffice.org/" xlink:type="simple">https://libreoffice.org</text:a></text:span><text:span text:style-name="T3">. </text:span></text:p>
              <text:p><text:span text:style-name="T3"/></text:p>
              <text:p><text:span text:style-name="T3">Ambil </text:span><text:span text:style-name="T4">Firefox</text:span><text:span text:style-name="T3"> di </text:span><text:span text:style-name="T3"><text:a xlink:href="https://mozilla.org/" xlink:type="simple">https://mozilla.org</text:a></text:span><text:span text:style-name="T3">. </text:span></text:p>
              <text:p><text:span text:style-name="T3"/></text:p>
              <text:p><text:span text:style-name="T3">Kubuntu punya </text:span><text:span text:style-name="T4">Okular</text:span><text:span text:style-name="T3">, Trisquel punya </text:span><text:span text:style-name="T4">Evince</text:span><text:span text:style-name="T3">. Untuk Windows ambil </text:span><text:span text:style-name="T4">SumatraPDF</text:span><text:span text:style-name="T3"> </text:span><text:span text:style-name="T6"><text:a xlink:href="https://www.sumatrapdfreader.org/free-pdf-reader.html" xlink:type="simple">di sini</text:a></text:span><text:span text:style-name="T3"><text:s/>dan untuk MacOS </text:span><text:span text:style-name="T4">Skim</text:span><text:span text:style-name="T3"> </text:span><text:span text:style-name="T6"><text:a xlink:href="https://skim-app.sourceforge.io/" xlink:type="simple">di sini</text:a></text:span><text:span text:style-name="T3">.</text:span></text:p>
              <text:p><text:span text:style-name="T3"/></text:p>
              <text:p><text:span text:style-name="T3">Ambil </text:span><text:span text:style-name="T4">Peazip</text:span><text:span text:style-name="T3"> di </text:span><text:span text:style-name="T3"><text:a xlink:href="https://peazip.github.io/" xlink:type="simple">https://peazip.github.io</text:a></text:span><text:span text:style-name="T3">. </text:span></text:p>
              <text:p><text:span text:style-name="T3"/></text:p>
              <text:p><text:span text:style-name="T3">Ambil </text:span><text:span text:style-name="T4">GIMP</text:span><text:span text:style-name="T3"> di </text:span><text:span text:style-name="T3"><text:a xlink:href="https://gimp.org/" xlink:type="simple">https://gimp.org</text:a></text:span><text:span text:style-name="T3">.</text:span></text:p>
              <text:p><text:span text:style-name="T3"/></text:p>
              <text:p><text:span text:style-name="T3">Ambil </text:span><text:span text:style-name="T4">Inkscape</text:span><text:span text:style-name="T3"> di </text:span><text:span text:style-name="T3"><text:a xlink:href="https://inkscape.org/" xlink:type="simple">https://inkscape.org</text:a></text:span><text:span text:style-name="T3">.</text:span></text:p>
              <text:p><text:span text:style-name="T3"/></text:p>
              <text:p><text:span text:style-name="T3">Ambil </text:span><text:span text:style-name="T4">Scribus</text:span><text:span text:style-name="T3"> di </text:span><text:span text:style-name="T3"><text:a xlink:href="https://scribus.net/" xlink:type="simple">https://scribus.net</text:a></text:span><text:span text:style-name="T3">. </text:span></text:p>
              <text:p><text:span text:style-name="T3"/></text:p>
              <text:p><text:span text:style-name="T3"/></text:p>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5.199cm" svg:height="3.505cm" svg:x="1.4cm" svg:y="0.837cm" presentation:class="title">
          <draw:text-box>
            <text:p>Bidang Komputer</text:p>
          </draw:text-box>
        </draw:frame>
        <draw:frame presentation:style-name="pr5" draw:text-style-name="P10" draw:layer="layout" svg:width="25.199cm" svg:height="12.179cm" svg:x="1.4cm" svg:y="4.913cm" presentation:class="outline" presentation:user-transformed="true">
          <draw:text-box>
            <text:list text:style-name="L3">
              <text:list-item>
                <text:p text:style-name="P10">Umum</text:p>
              </text:list-item>
              <text:list-item>
                <text:p text:style-name="P10">Medis</text:p>
              </text:list-item>
              <text:list-item>
                <text:p text:style-name="P10">Multimedia</text:p>
              </text:list-item>
              <text:list-item>
                <text:p text:style-name="P10">Pemrograman</text:p>
              </text:list-item>
              <text:list-item>
                <text:p text:style-name="P10">Administrasi jaringan</text:p>
              </text:list-item>
              <text:list-item>
                <text:p text:style-name="P10">Basis data</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7" draw:text-style-name="P12" draw:layer="layout" svg:width="16.799cm" svg:height="13.364cm" svg:x="2.1cm" svg:y="14.107cm" presentation:class="notes" presentation:user-transformed="true">
            <draw:text-box>
              <text:p text:style-name="P11"><text:span text:style-name="T12">Bidang Umum</text:span>: ditemukan pada orang umum; biasanya perlu aplikasi seperti Peazip, VLC, dan LibreOffice. </text:p>
              <text:p text:style-name="P11"/>
              <text:p text:style-name="P11"><text:span text:style-name="T12">Bidang Medis</text:span>: ditemukan pada rumah sakit, farmasi &amp; kedokteran; biasa perlu aplikasi seperti GNU Health, GROMACS dan Avogadro.</text:p>
              <text:p text:style-name="P11"><text:span text:style-name="T12"/></text:p>
              <text:p text:style-name="P11"><text:span text:style-name="T12">Bidang Multimedia</text:span>: ditemukan pada orang umum serta produser audio video; biasanya perlu aplikasi seperti VLC, Audacity, dan Kdenlive.</text:p>
              <text:p text:style-name="P11"/>
              <text:p text:style-name="P11"><text:span text:style-name="T12">Bidang Pemrograman</text:span>: ditemukan pada ahli komputer dan Rekayasa Perangkat Lunak; biasanya perlu aplikasi seperti Qt, Geany, dan GCC.</text:p>
              <text:p text:style-name="P11"/>
              <text:p text:style-name="P11"><text:span text:style-name="T12">Bidang Admin</text:span>: ditemukan pada ahli komputer khususnya yang menangani sistem dan jaringan; biasanya perlu sistem operasi seperti Red Hat, dan aplikasi seperti Apache, MySQL, dan PHP.</text:p>
              <text:p text:style-name="P11"/>
              <text:p text:style-name="P11"><text:span text:style-name="T12">Bidang Basis Data</text:span>: ditemukan pada ahli komputer khususnya yang menangani data dalam jumlah besar dengan cara tertentu; biasanya perlu aplikasi seperti MySQL atau LibreOffice Base.</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Noto Sans Devanagari" style:font-family-complex="'Noto Sans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end" style:writing-mode="lr-tb"/>
      <style:text-properties fo:font-size="28pt" fo:font-weight="bold" style:font-size-asian="14pt" style:font-size-complex="14pt"/>
    </style:style>
    <style:style style:name="MP8" style:family="paragraph">
      <loext:graphic-properties draw:fill="none" draw:fill-color="#ffffff"/>
      <style:paragraph-properties fo:text-align="end" style:writing-mode="lr-tb"/>
      <style:text-properties fo:font-size="28pt" fo:font-weight="bold" style:font-size-asian="14pt" style:font-size-complex="14pt"/>
    </style:style>
    <style:style style:name="MT1" style:family="text">
      <style:text-properties fo:font-size="14pt" style:font-size-asian="14pt" style:font-size-complex="14pt"/>
    </style:style>
    <style:style style:name="MT2" style:family="text">
      <style:text-properties fo:font-size="28pt" fo:font-weight="bold"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8" draw:layer="backgroundobjects" svg:width="6.523cm" svg:height="1.447cm" svg:x="20.076cm" svg:y="19.13cm" presentation:class="page-number">
        <draw:text-box>
          <text:p text:style-name="MP7"><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Ade Malsasa Akbar</meta:initial-creator>
    <meta:creation-date>2020-11-26T20:24:43.244230625</meta:creation-date>
    <dc:date>2021-02-01T19:30:05.108689296</dc:date>
    <meta:editing-duration>PT3H50M15S</meta:editing-duration>
    <meta:editing-cycles>28</meta:editing-cycles>
    <meta:generator>LibreOffice/7.0.2.2$Linux_X86_64 LibreOffice_project/00$Build-2</meta:generator>
    <meta:document-statistic meta:object-count="49"/>
  </office:meta>
</office:document-meta>
</file>